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5.0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title">
      <style:graphic-properties fo:min-height="3.50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quipe 1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Ajouter la possibilité de disposer de l'itinéraire sauveteur <text:s/>en plus de celui de la victime</text:p>
              </text:list-item>
              <text:list-item>
                <text:p>Assurer un suivi de la suite engagée <text:s/>par les secours via l'application sms ou page web pour la victime</text:p>
              </text:list-item>
              <text:list-item>
                <text:p>Tracking de personnes déclarant un déplacement appli web départ arrivée</text:p>
              </text:list-item>
              <text:list-item>
                <text:p>Conseils génériques vers victime selon l’évén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quipe 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jouter la possibilité de disposer de l'itinéraire sauveteur victime</text:p>
              </text:list-item>
              <text:list-item>
                <text:p>Assurer un suivi de la suite engagée via l'application sms ou page we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rveillance enfants / personnes âgées</text:p>
              </text:list-item>
              <text:list-item>
                <text:p>Localisation pour assureurs </text:p>
              </text:list-item>
              <text:list-item>
                <text:p>Localisations de personnes isolées, sportifs</text:p>
              </text:list-item>
              <text:list-item>
                <text:p>Sauvetage en mer dans la bande cotiè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Itinéraire Loc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ette fonctionnalité permet d'afficher la localisation en temps réel du sauveteur et du requérant.</text:p>
                <text:p/>
              </text:list-item>
              <text:list-item>
                <text:p>Possibilité d'avoir un itinéraire qui permettrait au sauveteur de retrouver facilement la vic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10-13T16:02:46.42</meta:creation-date>
    <dc:date>2015-10-13T16:58:52.06</dc:date>
    <meta:editing-duration>PT38M12S</meta:editing-duration>
    <meta:editing-cycles>3</meta:editing-cycles>
    <meta:generator>OpenOffice.org/3.3$Win32 OpenOffice.org_project/330m20$Build-9567</meta:generator>
    <meta:document-statistic meta:object-count="41"/>
  </office:meta>
</office:document-meta>
</file>